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Graphic">
      <style:graphic-properties draw:fill-color="#ffff38" draw:textarea-horizontal-align="justify" draw:textarea-vertical-align="middle" draw:auto-grow-height="false" fo:min-height="0.926cm" fo:min-width="14.352cm" fo:wrap-option="wrap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2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3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4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6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7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8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19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1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2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92cm"/>
      <style:paragraph-properties style:writing-mode="lr-tb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75cm" fo:min-width="3cm"/>
      <style:paragraph-properties style:writing-mode="lr-tb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6" style:family="graphic" style:parent-style-name="standard">
      <style:graphic-properties draw:stroke="none" svg:stroke-color="#000000" draw:fill="solid" draw:fill-color="#3465a4" draw:auto-grow-height="true" draw:auto-grow-width="false" fo:max-height="0cm" fo:min-height="0.9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bf819e" draw:auto-grow-height="true" draw:auto-grow-width="false" fo:max-height="0cm" fo:min-height="0.92cm"/>
      <style:paragraph-properties style:writing-mode="lr-tb"/>
    </style:style>
    <style:style style:name="gr28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9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75cm" fo:min-width="3cm"/>
      <style:paragraph-properties style:writing-mode="lr-tb"/>
    </style:style>
    <style:style style:name="gr30" style:family="graphic" style:parent-style-name="standard">
      <style:graphic-properties draw:fill="solid" draw:fill-color="#000000" draw:opacity="39%" draw:textarea-horizontal-align="justify" draw:textarea-vertical-align="middle" draw:auto-grow-height="false" fo:min-height="13.25cm" fo:min-width="23.5cm"/>
    </style:style>
    <style:style style:name="gr31" style:family="graphic" style:parent-style-name="Graphic">
      <style:graphic-properties draw:fill-color="#ffff38" draw:textarea-horizontal-align="justify" draw:textarea-vertical-align="middle" draw:auto-grow-height="false" fo:min-height="0.926cm" fo:min-width="3.704cm" fo:wrap-option="wrap"/>
      <style:paragraph-properties style:writing-mode="lr-tb"/>
    </style:style>
    <style:style style:name="gr32" style:family="graphic" style:parent-style-name="standard">
      <style:graphic-properties draw:fill="solid" draw:fill-color="#2a6099" draw:opacity="50%" draw:textarea-horizontal-align="justify" draw:textarea-vertical-align="middle" draw:auto-grow-height="false" fo:min-height="0.75cm" fo:min-width="1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3.242cm" fo:wrap-option="wrap"/>
      <style:paragraph-properties style:writing-mode="lr-tb"/>
    </style:style>
    <style:style style:name="gr34" style:family="graphic" style:parent-style-name="Graphic">
      <style:graphic-properties draw:fill-color="#ffff38" draw:textarea-horizontal-align="justify" draw:textarea-vertical-align="middle" draw:auto-grow-height="false" fo:min-height="0.926cm" fo:min-width="2.316cm" fo:wrap-option="wrap"/>
      <style:paragraph-properties style:writing-mode="lr-tb"/>
    </style:style>
    <style:style style:name="gr35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6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7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8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9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40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41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42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pr3" style:family="presentation" style:parent-style-name="預設-subtitle">
      <style:graphic-properties draw:fill-color="#ffffff" fo:min-height="1.975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co10" style:family="table-column">
      <style:table-column-properties style:column-width="4.797cm" style:use-optimal-column-width="false"/>
    </style:style>
    <style:style style:name="co11" style:family="table-column">
      <style:table-column-properties style:column-width="4.812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74cm" style:use-optimal-row-height="false"/>
    </style:style>
    <style:style style:name="ro7" style:family="table-row">
      <style:table-row-properties style:row-height="1.036cm" style:use-optimal-row-height="false"/>
    </style:style>
    <style:style style:name="ro8" style:family="table-row">
      <style:table-row-properties style:row-height="1.109cm" style:use-optimal-row-height="false"/>
    </style:style>
    <style:style style:name="ro9" style:family="table-row">
      <style:table-row-properties style:row-height="0.942cm" style:use-optimal-row-height="false"/>
    </style:style>
    <style:style style:name="ro10" style:family="table-row">
      <style:table-row-properties style:row-height="0.946cm" style:use-optimal-row-height="false"/>
    </style:style>
    <style:style style:name="ro11" style:family="table-row">
      <style:table-row-properties style:row-height="2.2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ce3" style:family="table-cell">
      <style:text-properties style:font-name="Nimbus Sans" fo:font-size="16pt" style:font-name-asian="DejaVu Sans Mono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7" style:family="table-cell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bf819e"/>
      <style:paragraph-properties fo:text-align="center" style:writing-mode="lr-tb"/>
    </style:style>
    <style:style style:name="P14" style:family="paragraph">
      <style:paragraph-properties fo:margin-top="0cm" fo:margin-bottom="0.7cm"/>
    </style:style>
    <style:style style:name="P15" style:family="paragraph">
      <style:paragraph-properties fo:margin-top="0cm" fo:margin-bottom="0.7cm"/>
      <style:text-properties fo:font-size="14pt" style:font-size-asian="14pt" style:font-size-complex="14pt"/>
    </style:style>
    <style:style style:name="P16" style:family="paragraph">
      <style:paragraph-properties fo:margin-top="0cm" fo:margin-bottom="0.7cm"/>
      <style:text-properties style:font-size-asian="14pt" style:font-size-complex="14pt"/>
    </style:style>
    <style:style style:name="P17" style:family="paragraph"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loext:graphic-properties draw:fill="gradient" draw:fill-gradient-name="Gradient_20_12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8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="gradient" draw:fill-color="#808080" draw:fill-gradient-name="Gradient_20_3"/>
      <style:paragraph-properties fo:text-align="center"/>
    </style:style>
    <style:style style:name="P21" style:family="paragraph">
      <style:paragraph-properties fo:text-align="center" style:writing-mode="lr-tb"/>
      <style:text-properties fo:font-size="14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23" style:family="paragraph">
      <loext:graphic-properties draw:fill="solid" draw:fill-color="#729fcf"/>
      <style:paragraph-properties fo:text-align="center" style:writing-mode="lr-tb"/>
      <style:text-properties fo:font-size="14pt"/>
    </style:style>
    <style:style style:name="P24" style:family="paragraph">
      <loext:graphic-properties draw:fill="gradient" draw:fill-gradient-name="Gradient_20_24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Nimbus Sans" fo:font-size="16pt" style:font-name-asian="DejaVu Sans Mono" style:font-size-asian="16pt" style:font-size-complex="16pt"/>
    </style:style>
    <style:style style:name="P27" style:family="paragraph">
      <style:text-properties style:font-name="Nimbus Sans" fo:font-size="16pt" style:font-name-asian="DejaVu Sans Mono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" style:font-size-asian="16pt" style:font-size-complex="16pt" fo:hyphenate="false" loext:hyphenation-no-caps="false" loext:hyphenation-no-last-word="false"/>
    </style:style>
    <style:style style:name="P29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30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1" style:family="paragraph">
      <loext:graphic-properties draw:fill="solid" draw:fill-color="#bf819e"/>
      <style:paragraph-properties fo:text-align="center" style:writing-mode="lr-tb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 style:writing-mode="lr-tb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5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style:writing-mode="lr-tb"/>
      <style:text-properties style:font-size-asian="20pt"/>
    </style:style>
    <style:style style:name="P35" style:family="paragraph">
      <loext:graphic-properties draw:fill="solid" draw:fill-color="#000000" draw:opacity="39%"/>
      <style:paragraph-properties fo:text-align="center"/>
      <style:text-properties fo:font-weight="bold"/>
    </style:style>
    <style:style style:name="P36" style:family="paragraph">
      <loext:graphic-properties draw:fill="solid" draw:fill-color="#2a6099" draw:opacity="50%"/>
      <style:paragraph-properties fo:text-align="center" style:writing-mode="lr-tb"/>
    </style:style>
    <style:style style:name="P37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8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9" style:family="paragraph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P40" style:family="paragraph">
      <style:paragraph-properties fo:text-align="center"/>
      <style:text-properties fo:font-size="16pt" style:font-size-asian="16pt" style:font-size-complex="16pt"/>
    </style:style>
    <style:style style:name="P41" style:family="paragraph">
      <loext:graphic-properties draw:fill-color="#ffffff"/>
      <style:paragraph-properties style:writing-mode="lr-tb"/>
      <style:text-properties fo:font-size="32pt"/>
    </style:style>
    <style:style style:name="P42" style:family="paragraph"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6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7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48" style:family="paragraph">
      <loext:graphic-properties draw:fill="solid" draw:fill-color="#ff972f"/>
      <style:paragraph-properties fo:text-align="center"/>
    </style:style>
    <style:style style:name="P49" style:family="paragraph">
      <loext:graphic-properties draw:fill="none"/>
      <style:paragraph-properties fo:text-align="center" style:writing-mode="lr-tb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1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/>
    </style:style>
    <style:style style:name="T6" style:family="text">
      <style:text-properties style:font-name="Nimbus Sans" fo:font-size="16pt" style:font-name-asian="DejaVu Sans Mono" style:font-size-asian="16pt" style:font-size-complex="16pt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ffffff" loext:opacity="100%" fo:font-size="14pt" style:font-size-asian="14pt" style:font-size-complex="14pt"/>
    </style:style>
    <style:style style:name="T9" style:family="text">
      <style:text-properties fo:font-size="18pt"/>
    </style:style>
    <style:style style:name="T10" style:family="text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fo:background-color="transparent" style:font-name-asian="DejaVu Sans Condensed" style:font-size-asian="12pt" style:font-weight-asian="bold" style:font-size-complex="12pt" style:font-weight-complex="bold"/>
    </style:style>
    <style:style style:name="T13" style:family="text">
      <style:text-properties fo:font-size="32pt"/>
    </style:style>
    <style:style style:name="T14" style:family="text">
      <style:text-properties fo:color="#158466" loext:opacity="100%" fo:font-size="18pt" fo:font-weight="bold" style:font-weight-asian="bold" style:font-weight-complex="bold"/>
    </style:style>
    <style:style style:name="T15" style:family="text">
      <style:text-properties fo:color="#c9211e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Spec.</text:p>
            <text:p>v0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15.5cm" svg:height="1cm" svg:x="8cm" svg:y="14cm">
          <text:p text:style-name="P11"><text:span text:style-name="T3">Save log </text:span><text:span text:style-name="T3">messages as </text:span><text:span text:style-name="T3">report file, </text:span><text:span text:style-name="T3">用日期爲</text:span><text:span text:style-name="T3">檔名</text:span></text:p>
          <draw:enhanced-geometry svg:viewBox="0 0 21600 21600" draw:mirror-horizontal="false" draw:mirror-vertical="false" draw:text-areas="800 800 20800 20800" draw:type="round-rectangular-callout" draw:modifiers="-1507.72208244629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2" draw:layer="layout" svg:width="13.5cm" svg:height="1cm" svg:x="0.5cm" svg:y="0cm">
          <text:p text:style-name="P11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3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4"><text:span text:style-name="T4">Dev ID</text:span></text:p>
              </table:table-cell>
              <table:table-cell>
                <text:p text:style-name="P15"><text:span text:style-name="T4">Meta data</text:span></text:p>
              </table:table-cell>
              <table:table-cell>
                <text:p text:style-name="P15"><text:span text:style-name="T4">Status</text:span></text:p>
              </table:table-cell>
              <table:table-cell>
                <text:p text:style-name="P15"><text:span text:style-name="T4">Action</text:span></text:p>
              </table:table-cell>
              <table:table-cell>
                <text:p text:style-name="P15"><text:span text:style-name="T4">Total Progress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4">Dev A</text:span></text:p>
              </table:table-cell>
              <table:table-cell>
                <text:p text:style-name="P15"><text:span text:style-name="T4">COM5:115200,N,8,1</text:span></text:p>
              </table:table-cell>
              <table:table-cell>
                <text:p text:style-name="P15"><text:span text:style-name="T4">Profile err</text:span>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<text:span text:style-name="T4">Dev B</text:span></text:p>
              </table:table-cell>
              <table:table-cell>
                <text:p text:style-name="P15"><text:span text:style-name="T4">COM6:115200,N,8,1</text:span></text:p>
              </table:table-cell>
              <table:table-cell>
                <text:p text:style-name="P15"><text:span text:style-name="T4">Flash</text:span>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6"><text:span text:style-name="T4">…</text:span><text:span text:style-name="T4">..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2" draw:text-style-name="P12" draw:layer="layout" svg:width="6cm" svg:height="1cm" svg:x="15.5cm" svg:y="0cm">
          <text:p text:style-name="P11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8" draw:layer="layout" svg:width="2cm" svg:height="0.5cm" svg:x="14.5cm" svg:y="5.257cm">
          <text:p text:style-name="P17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2cm" svg:height="0.5cm" svg:x="14.5cm" svg:y="6.757cm">
          <text:p text:style-name="P17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7cm" svg:y="5.257cm">
          <text:p text:style-name="P21"><text:span text:style-name="T5">0%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8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6cm" svg:height="0.5cm" svg:x="16.999cm" svg:y="6.757cm">
          <text:p text:style-name="P21"><text:span text:style-name="T5">80%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8.5cm">
          <text:p text:style-name="P11"><text:span text:style-name="T3">可以</text:span><text:span text:style-name="T3">滑動</text:span><text:span text:style-name="T3">瀏覽</text:span><text:span text:style-name="T3">其他 </text:span><text:span text:style-name="T3">VCo</text:span><text:span text:style-name="T3">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0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6cm" svg:height="1.5cm" svg:x="19cm" svg:y="10.145cm">
          <text:p text:style-name="P11"><text:span text:style-name="T3">可以</text:span><text:span text:style-name="T3">滑動</text:span><text:span text:style-name="T3">瀏覽</text:span><text:span text:style-name="T3">其他 </text:span><text:span text:style-name="T3">mes</text:span><text:span text:style-name="T3">sag</text:span><text:span text:style-name="T3">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2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3" draw:text-style-name="P18" draw:layer="layout" svg:width="2cm" svg:height="0.5cm" svg:x="4cm" svg:y="5.2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draw:layer="layout" svg:width="2cm" svg:height="0.5cm" svg:x="4cm" svg:y="6.757cm">
          <text:p text:style-name="P17"><text:span text:style-name="T4">Profi</text:span><text:span text:style-name="T4">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9.5cm" svg:height="1.5cm" svg:x="7.5cm" svg:y="8.645cm">
          <text:p text:style-name="P11"><text:span text:style-name="T3">Profi</text:span><text:span text:style-name="T3">le </text:span><text:span text:style-name="T3">按</text:span><text:span text:style-name="T3">鈕，</text:span><text:span text:style-name="T3">設定 </text:span><text:span text:style-name="T3">Profi</text:span><text:span text:style-name="T3">le </text:span><text:span text:style-name="T3">內</text:span><text:span text:style-name="T3">容，</text:span><text:span text:style-name="T3">進入</text:span><text:span text:style-name="T3">下一</text:span><text:span text:style-name="T3">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2" draw:layer="layout" svg:width="6cm" svg:height="1cm" svg:x="12.5cm" svg:y="2.5cm">
          <text:p text:style-name="P11"><text:span text:style-name="T3">下載</text:span><text:span text:style-name="T3">/</text:span><text:span text:style-name="T3">停</text:span><text:span text:style-name="T3">止 </text:span><text:span text:style-name="T3">燒錄</text:span><text:span text:style-name="T3">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4" draw:layer="layout" svg:width="3.5cm" svg:height="1cm" svg:x="3.5cm" svg:y="14cm">
          <text:p text:style-name="P17"><text:span text:style-name="T4">Sav</text:span><text:span text:style-name="T4">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2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g>
            <draw:custom-shape draw:style-name="gr25" draw:text-style-name="P2" draw:layer="layout" svg:width="24cm" svg:height="13.5cm" svg:x="2cm" svg:y="1.5cm">
              <text:p/>
              <draw:enhanced-geometry svg:viewBox="0 0 21600 21600" draw:type="rectangle" draw:enhanced-path="M 0 0 L 21600 0 21600 21600 0 21600 0 0 Z N"/>
            </draw:custom-shape>
          </draw:g>
          <draw:frame draw:style-name="standard" draw:layer="layout" svg:width="19.8cm" svg:height="8.259cm" svg:x="3.5cm" svg:y="4.559cm">
            <table:table table:template-name="orange" table:use-first-row-styles="true" table:use-banding-rows-styles="true">
              <table:table-column table:style-name="co6"/>
              <table:table-column table:style-name="co7"/>
              <table:table-row table:style-name="ro5" table:default-cell-style-name="ce2">
                <table:table-cell>
                  <text:p text:style-name="P25"><text:span text:style-name="T6">Field</text:span></text:p>
                </table:table-cell>
                <table:table-cell>
                  <text:p text:style-name="P26"><text:span text:style-name="T6">Value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Mac Addr.</text:span></text:p>
                </table:table-cell>
                <table:table-cell>
                  <text:p text:style-name="P26"><text:span text:style-name="T6">3C:52:67:12:E3:46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Mac Auto Inc.</text:span></text:p>
                </table:table-cell>
                <table:table-cell>
                  <text:p text:style-name="P27"><text:span text:style-name="T6">Y</text:span></text:p>
                </table:table-cell>
              </table:table-row>
              <table:table-row table:style-name="ro5" table:default-cell-style-name="ce3">
                <table:table-cell>
                  <text:p text:style-name="P27"><text:span text:style-name="T6">Batch Size</text:span></text:p>
                </table:table-cell>
                <table:table-cell>
                  <text:p text:style-name="P27"><text:span text:style-name="T6">100</text:span></text:p>
                </table:table-cell>
              </table:table-row>
              <table:table-row table:style-name="ro5">
                <table:table-cell table:style-name="ce2">
                  <text:p text:style-name="P26"><text:span text:style-name="T6">CMD</text:span></text:p>
                </table:table-cell>
                <table:table-cell table:style-name="ce4">
                  <text:p text:style-name="P28"><text:span text:style-name="T6">0xF933AAC0 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Bytes</text:span></text:p>
                </table:table-cell>
                <table:table-cell>
                  <text:p text:style-name="P26"><text:span text:style-name="T6">32</text:span></text:p>
                </table:table-cell>
              </table:table-row>
              <table:table-row table:style-name="ro5" table:default-cell-style-name="ce2">
                <table:table-cell>
                  <text:p text:style-name="P26"><text:span text:style-name="T6">Row Data Source</text:span></text:p>
                </table:table-cell>
                <table:table-cell>
                  <text:p text:style-name="P26"><text:span text:style-name="T6">Flash_1212.data</text:span></text:p>
                </table:table-cell>
              </table:table-row>
            </table:table>
            <draw:image xlink:href="Pictures/TablePreview3.svm" xlink:type="simple" xlink:show="embed" xlink:actuate="onLoad"/>
          </draw:frame>
          <draw:frame draw:style-name="gr26" draw:text-style-name="P30" draw:layer="layout" svg:width="10.897cm" svg:height="1.17cm" svg:x="3.5cm" svg:y="3.33cm">
            <draw:text-box>
              <text:p text:style-name="P29"><text:span text:style-name="T7">Dev B</text:span><text:span text:style-name="T7">：</text:span><text:span text:style-name="T8">COM6:115200,N,8,1</text:span></text:p>
            </draw:text-box>
          </draw:frame>
          <draw:frame draw:style-name="gr27" draw:text-style-name="P31" draw:layer="layout" svg:width="8cm" svg:height="1.17cm" svg:x="9cm" svg:y="1.538cm">
            <draw:text-box>
              <text:p text:style-name="P3"><text:span text:style-name="T9">Profile</text:span><text:span text:style-name="T9">：</text:span><text:span text:style-name="T9">Dev B</text:span></text:p>
            </draw:text-box>
          </draw:frame>
          <draw:custom-shape draw:style-name="gr28" draw:text-style-name="P32" draw:layer="layout" svg:width="2cm" svg:height="0.5cm" svg:x="15.5cm" svg:y="12cm">
            <text:p text:style-name="P17"><text:span text:style-name="T4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12" draw:layer="layout" svg:width="6cm" svg:height="1cm" svg:x="12.5cm" svg:y="13cm">
            <text:p text:style-name="P11"><text:span text:style-name="T3">按下開始編輯</text:span></text:p>
            <draw:enhanced-geometry svg:viewBox="0 0 21600 21600" draw:mirror-horizontal="false" draw:mirror-vertical="false" draw:text-areas="800 800 20800 20800" draw:type="round-rectangular-callout" draw:modifiers="15657.3904349275 -13572.8271728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29" draw:text-style-name="P33" draw:layer="layout" svg:width="3.5cm" svg:height="1cm" svg:x="3.5cm" svg:y="13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8cm" svg:y="13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35" draw:layer="layout" svg:width="24cm" svg:height="13.5cm" svg:x="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9" draw:text-style-name="P33" draw:layer="layout" svg:width="3.5cm" svg:height="1cm" svg:x="13.011cm" svg:y="9cm">
            <text:p text:style-name="P17"><text:span text:style-name="T4">Cance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24" draw:layer="layout" svg:width="3.5cm" svg:height="1cm" svg:x="17.511cm" svg:y="9cm">
            <text:p text:style-name="P17"><text:span text:style-name="T4">S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12" draw:layer="layout" svg:width="4cm" svg:height="1cm" svg:x="16.511cm" svg:y="13cm">
            <text:p text:style-name="P11"><text:span text:style-name="T3">接受修改</text:span></text:p>
            <draw:enhanced-geometry svg:viewBox="0 0 21600 21600" draw:mirror-horizontal="false" draw:mirror-vertical="false" draw:text-areas="800 800 20800 20800" draw:type="round-rectangular-callout" draw:modifiers="18771.1072231942 -69676.72327672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32" draw:text-style-name="P36" draw:layer="layout" svg:width="1.5cm" svg:height="1cm" svg:x="14.511cm" svg:y="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2" draw:layer="layout" svg:width="3.5cm" svg:height="1cm" svg:x="12.511cm" svg:y="13cm">
            <text:p text:style-name="P11"><text:span text:style-name="T3">放棄修改</text:span></text:p>
            <draw:enhanced-geometry svg:viewBox="0 0 21600 21600" draw:mirror-horizontal="false" draw:mirror-vertical="false" draw:text-areas="800 800 20800 20800" draw:type="round-rectangular-callout" draw:modifiers="20927.5064267352 -70173.026973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standard" draw:layer="layout" svg:width="14.055cm" svg:height="7.328cm" svg:x="9cm" svg:y="1.619cm">
            <table:table table:template-name="bw" table:use-first-row-styles="true" table:use-banding-rows-styles="true"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8"/>
              <table:table-column table:style-name="co9"/>
              <table:table-row table:style-name="ro6" table:default-cell-style-name="ce5">
                <table:table-cell/>
                <table:table-cell>
                  <text:p text:style-name="P37"><text:span text:style-name="T10">0</text:span></text:p>
                </table:table-cell>
                <table:table-cell>
                  <text:p text:style-name="P37"><text:span text:style-name="T10">1</text:span></text:p>
                </table:table-cell>
                <table:table-cell>
                  <text:p text:style-name="P37"><text:span text:style-name="T10">2</text:span></text:p>
                </table:table-cell>
                <table:table-cell>
                  <text:p text:style-name="P37"><text:span text:style-name="T10">3</text:span></text:p>
                </table:table-cell>
                <table:table-cell>
                  <text:p text:style-name="P37"><text:span text:style-name="T10">4</text:span></text:p>
                </table:table-cell>
                <table:table-cell>
                  <text:p text:style-name="P37"><text:span text:style-name="T10">5</text:span></text:p>
                </table:table-cell>
                <table:table-cell>
                  <text:p text:style-name="P37"><text:span text:style-name="T10">6</text:span></text:p>
                </table:table-cell>
                <table:table-cell>
                  <text:p text:style-name="P37"><text:span text:style-name="T10">7</text:span></text:p>
                </table:table-cell>
              </table:table-row>
              <table:table-row table:style-name="ro5" table:default-cell-style-name="ce6">
                <table:table-cell>
                  <text:p text:style-name="P38"><text:span text:style-name="T11">1</text:span></text:p>
                </table:table-cell>
                <table:table-cell>
                  <text:p text:style-name="P38"><text:span text:style-name="T11">01</text:span></text:p>
                </table:table-cell>
                <table:table-cell>
                  <text:p text:style-name="P38"><text:span text:style-name="T11">CA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</table:table-row>
              <table:table-row table:style-name="ro7" table:default-cell-style-name="ce6">
                <table:table-cell>
                  <text:p text:style-name="P38"><text:span text:style-name="T11">2</text:span></text:p>
                </table:table-cell>
                <table:table-cell>
                  <text:p text:style-name="P38"><text:span text:style-name="T11">34</text:span></text:p>
                </table:table-cell>
                <table:table-cell>
                  <text:p text:style-name="P38"><text:span text:style-name="T11">23</text:span></text:p>
                </table:table-cell>
                <table:table-cell>
                  <text:p text:style-name="P38"><text:span text:style-name="T11">BF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66</text:span></text:p>
                </table:table-cell>
                <table:table-cell>
                  <text:p text:style-name="P38"><text:span text:style-name="T11">DE</text:span></text:p>
                </table:table-cell>
              </table:table-row>
              <table:table-row table:style-name="ro8" table:default-cell-style-name="ce6">
                <table:table-cell>
                  <text:p text:style-name="P38"><text:span text:style-name="T11">3</text:span></text:p>
                </table:table-cell>
                <table:table-cell>
                  <text:p text:style-name="P38"><text:span text:style-name="T11">33</text:span></text:p>
                </table:table-cell>
                <table:table-cell>
                  <text:p text:style-name="P38"><text:span text:style-name="T11">23</text:span></text:p>
                </table:table-cell>
                <table:table-cell table:style-name="ce7">
                  <text:p text:style-name="P39"><text:span text:style-name="T12">A2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EE</text:span></text:p>
                </table:table-cell>
                <table:table-cell>
                  <text:p text:style-name="P38"><text:span text:style-name="T11">FC</text:span></text:p>
                </table:table-cell>
                <table:table-cell>
                  <text:p text:style-name="P38"><text:span text:style-name="T11">A1</text:span></text:p>
                </table:table-cell>
              </table:table-row>
              <table:table-row table:style-name="ro9" table:default-cell-style-name="ce6">
                <table:table-cell>
                  <text:p text:style-name="P38"><text:span text:style-name="T11">4</text:span></text:p>
                </table:table-cell>
                <table:table-cell>
                  <text:p text:style-name="P38"><text:span text:style-name="T11">21</text:span></text:p>
                </table:table-cell>
                <table:table-cell>
                  <text:p text:style-name="P38"><text:span text:style-name="T11">0B</text:span></text:p>
                </table:table-cell>
                <table:table-cell>
                  <text:p text:style-name="P38"><text:span text:style-name="T11">7D</text:span></text:p>
                </table:table-cell>
                <table:table-cell>
                  <text:p text:style-name="P38"><text:span text:style-name="T11">69</text:span></text:p>
                </table:table-cell>
                <table:table-cell>
                  <text:p text:style-name="P38"><text:span text:style-name="T11">80</text:span></text:p>
                </table:table-cell>
                <table:table-cell>
                  <text:p text:style-name="P38"><text:span text:style-name="T11">95</text:span></text:p>
                </table:table-cell>
                <table:table-cell>
                  <text:p text:style-name="P38"><text:span text:style-name="T11">44</text:span></text:p>
                </table:table-cell>
                <table:table-cell>
                  <text:p text:style-name="P38"><text:span text:style-name="T11">98</text:span></text:p>
                </table:table-cell>
              </table:table-row>
              <table:table-row table:style-name="ro9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  <table:table-row table:style-name="ro10" table:default-cell-style-name="ce6"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4.svm" xlink:type="simple" xlink:show="embed" xlink:actuate="onLoad"/>
          </draw:frame>
          <draw:custom-shape draw:style-name="gr34" draw:text-style-name="P12" draw:layer="layout" svg:width="2.5cm" svg:height="1cm" svg:x="10.011cm" svg:y="10cm">
            <text:p text:style-name="P11"><text:span text:style-name="T3">修改</text:span></text:p>
            <draw:enhanced-geometry svg:viewBox="0 0 21600 21600" draw:mirror-horizontal="false" draw:mirror-vertical="false" draw:text-areas="800 800 20800 20800" draw:type="round-rectangular-callout" draw:modifiers="23223.6705317873 -66547.85214785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draw:style-name="standard" draw:layer="layout" svg:width="23.999cm" svg:height="10.999cm" svg:x="2cm" svg:y="3cm">
          <table:table table:template-name="default" table:use-first-row-styles="true" table:use-banding-rows-styles="true">
            <table:table-column table:style-name="co10"/>
            <table:table-column table:style-name="co10"/>
            <table:table-column table:style-name="co10"/>
            <table:table-column table:style-name="co10"/>
            <table:table-column table:style-name="co11"/>
            <table:table-row table:style-name="ro11" table:default-cell-style-name="ce8">
              <table:table-cell>
                <text:p text:style-name="P3">Offset</text:p>
              </table:table-cell>
              <table:table-cell>
                <text:p text:style-name="P3">0-3</text:p>
              </table:table-cell>
              <table:table-cell>
                <text:p text:style-name="P3">4-7</text:p>
              </table:table-cell>
              <table:table-cell>
                <text:p text:style-name="P3">8-11</text:p>
              </table:table-cell>
              <table:table-cell>
                <text:p text:style-name="P3">12-15</text:p>
              </table:table-cell>
            </table:table-row>
            <table:table-row table:style-name="ro11" table:default-cell-style-name="ce9">
              <table:table-cell table:style-name="ce8">
                <text:p text:style-name="P3">0x00</text:p>
              </table:table-cell>
              <table:table-cell>
                <text:p text:style-name="P40">Profile Head:</text:p>
                <text:p text:style-name="P40">0x55AAEE11</text:p>
              </table:table-cell>
              <table:table-cell>
                <text:p text:style-name="P40">Version:</text:p>
                <text:p text:style-name="P40">0x00000001</text:p>
              </table:table-cell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1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20</text:p>
              </table:table-cell>
              <table:table-cell/>
              <table:table-cell/>
              <table:table-cell/>
              <table:table-cell/>
            </table:table-row>
            <table:table-row table:style-name="ro11" table:default-cell-style-name="ce9">
              <table:table-cell table:style-name="ce8">
                <text:p text:style-name="P3">0x30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presentation:style-name="pr3" draw:text-style-name="P41" draw:layer="layout" svg:width="25.199cm" svg:height="1.975cm" svg:x="1.401cm" svg:y="0.525cm">
          <draw:text-box>
            <text:p><text:span text:style-name="T13">P</text:span><text:span text:style-name="T13">or</text:span><text:span text:style-name="T13">fil</text:span><text:span text:style-name="T13">e </text:span><text:span text:style-name="T13">F</text:span><text:span text:style-name="T13">or</text:span><text:span text:style-name="T13">m</text:span><text:span text:style-name="T13">a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1T0">
        <draw:frame presentation:style-name="pr1" draw:text-style-name="P41" draw:layer="layout" svg:width="25.199cm" svg:height="9.134cm" svg:x="1.4cm" svg:y="3.685cm" presentation:class="subtitle">
          <draw:text-box>
            <text:p><text:span text:style-name="T13">文件結束</text:span></text:p>
            <text:p><text:span text:style-name="T13">以下素材備用區</text:span></text:p>
            <text:p><text:span text:style-name="T13"/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5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5" draw:text-style-name="P43" draw:layer="layout" svg:width="5cm" svg:height="1cm" svg:x="7.5cm" svg:y="3.1cm">
          <text:p text:style-name="P42"><text:span text:style-name="T9">Profile</text:span>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><text:span text:style-name="T9">Device</text:span></text:p>
          </draw:text-box>
        </draw:frame>
        <draw:custom-shape draw:style-name="gr36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><text:span text:style-name="T9">Messages</text:span></text:p>
          </draw:text-box>
        </draw:frame>
        <draw:frame draw:style-name="gr6" draw:text-style-name="P8" draw:layer="layout" svg:width="17cm" svg:height="0.839cm" svg:x="7.5cm" svg:y="10.5cm">
          <draw:text-box>
            <text:p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><text:span text:style-name="T9">Progress :</text:span></text:p>
          </draw:text-box>
        </draw:frame>
        <draw:frame draw:style-name="gr3" draw:text-style-name="P44" draw:layer="layout" svg:width="4cm" svg:height="0.962cm" svg:x="3cm" svg:y="8.977cm">
          <draw:text-box>
            <text:p><text:span text:style-name="T9">Result</text:span></text:p>
          </draw:text-box>
        </draw:frame>
        <draw:custom-shape draw:style-name="gr37" draw:text-style-name="P42" draw:layer="layout" svg:width="5cm" svg:height="1cm" svg:x="7.5cm" svg:y="8.977cm">
          <text:p text:style-name="P42"><text:span text:style-name="T9">OK <text:s text:c="3"/></text:span><text:span text:style-name="T14">O</text:span></text:p>
          <draw:enhanced-geometry svg:viewBox="0 0 21600 21600" draw:type="rectangle" draw:enhanced-path="M 0 0 L 21600 0 21600 21600 0 21600 0 0 Z N"/>
        </draw:custom-shape>
        <draw:custom-shape draw:style-name="gr37" draw:text-style-name="P42" draw:layer="layout" svg:width="5cm" svg:height="1cm" svg:x="14.31cm" svg:y="9cm">
          <text:p text:style-name="P42"><text:span text:style-name="T9">Fail <text:s text:c="3"/></text:span><text:span text:style-name="T15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><text:span text:style-name="T2">Flash Dev 1: VComm3, 115200, N, 8, 1 </text:span></text:p>
          </draw:text-box>
        </draw:frame>
        <draw:custom-shape draw:style-name="gr38" draw:text-style-name="P46" draw:layer="layout" svg:width="8cm" svg:height="1cm" svg:x="4.5cm" svg:y="7.977cm">
          <text:p text:style-name="P45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46" draw:layer="layout" svg:width="12cm" svg:height="1cm" svg:x="13cm" svg:y="1cm">
          <text:p text:style-name="P45"><text:span text:style-name="T3">Virtual device </text:span><text:span text:style-name="T3">的附屬說</text:span><text:span text:style-name="T3">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47" draw:layer="layout" svg:width="5cm" svg:height="1cm" svg:x="7.5cm" svg:y="13.5cm">
          <text:p text:style-name="P42"><text:span text:style-name="T9">Save</text:span></text:p>
          <draw:enhanced-geometry svg:viewBox="0 0 21600 21600" draw:type="rectangle" draw:enhanced-path="M 0 0 L 21600 0 21600 21600 0 21600 0 0 Z N"/>
        </draw:custom-shape>
        <draw:custom-shape draw:style-name="gr39" draw:text-style-name="P46" draw:layer="layout" svg:width="12cm" svg:height="1cm" svg:x="13.5cm" svg:y="13.5cm">
          <text:p text:style-name="P45"><text:span text:style-name="T3">Save log messages as </text:span><text:span text:style-name="T3">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48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9" draw:layer="layout" svg:width="15.046cm" svg:height="1cm" svg:x="7.454cm" svg:y="5cm">
          <text:p text:style-name="P42"><text:span text:style-name="T9">66/100</text:span></text:p>
          <draw:enhanced-geometry svg:viewBox="0 0 21600 21600" draw:type="rectangle" draw:enhanced-path="M 0 0 L 21600 0 21600 21600 0 21600 0 0 Z N"/>
        </draw:custom-shape>
        <draw:frame draw:style-name="gr43" draw:text-style-name="P44" draw:layer="layout" svg:width="3.5cm" svg:height="1.173cm" svg:x="3cm" svg:y="5.5cm">
          <draw:text-box>
            <text:p><text:span text:style-name="T9">Total</text:span></text:p>
          </draw:text-box>
        </draw:frame>
        <draw:custom-shape draw:style-name="gr10" draw:text-style-name="P51" draw:layer="layout" svg:width="13.5cm" svg:height="1cm" svg:x="1cm" svg:y="0cm">
          <text:p text:style-name="P50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</text:span><text:span text:style-name="T3">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wiss" style:font-pitch="variable"/>
    <style:font-face style:name="Noto Sans CJK TC2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5T09:17:03.625195719</dc:date>
    <meta:editing-duration>PT6H33M33S</meta:editing-duration>
    <meta:editing-cycles>76</meta:editing-cycles>
    <meta:generator>LibreOffice/7.4.7.2$Linux_X86_64 LibreOffice_project/40$Build-2</meta:generator>
    <meta:document-statistic meta:object-count="129"/>
  </office:meta>
</office:document-meta>
</file>